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02156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/>
      </style:paragraph-properties>
      <style:text-properties fo:font-size="14pt" officeooo:paragraph-rsid="0026ac7a" style:font-size-asian="14pt" style:font-size-complex="14pt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02156" officeooo:paragraph-rsid="00202156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4d1b5" officeooo:paragraph-rsid="0024d1b5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02156" officeooo:paragraph-rsid="0026ac7a" style:font-size-asian="8pt" style:font-size-complex="8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02156" officeooo:paragraph-rsid="0027c7a1" style:font-size-asian="8pt" style:font-size-complex="8pt"/>
    </style:style>
    <style:style style:name="T1" style:family="text">
      <style:text-properties fo:language="en" fo:country="US" officeooo:rsid="001be683"/>
    </style:style>
    <style:style style:name="T2" style:family="text">
      <style:text-properties fo:language="ru" fo:country="RU" officeooo:rsid="0023e6d9"/>
    </style:style>
    <style:style style:name="T3" style:family="text">
      <style:text-properties fo:language="ru" fo:country="RU" officeooo:rsid="00202156"/>
    </style:style>
    <style:style style:name="T4" style:family="text">
      <style:text-properties fo:language="ru" fo:country="RU" officeooo:rsid="0026ac7a"/>
    </style:style>
    <style:style style:name="T5" style:family="text">
      <style:text-properties fo:color="#000000" fo:language="ru" fo:country="RU" officeooo:rsid="00202156"/>
    </style:style>
    <style:style style:name="T6" style:family="text">
      <style:text-properties officeooo:rsid="0023e6d9"/>
    </style:style>
    <style:style style:name="T7" style:family="text">
      <style:text-properties fo:font-size="12pt" officeooo:rsid="0023e6d9"/>
    </style:style>
    <style:style style:name="T8" style:family="text">
      <style:text-properties fo:font-size="12pt" officeooo:rsid="0026ac7a"/>
    </style:style>
    <style:style style:name="T9" style:family="text">
      <style:text-properties officeooo:rsid="0026ac7a"/>
    </style:style>
    <style:style style:name="T10" style:family="text">
      <style:text-properties officeooo:rsid="0027c7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2">Операционные системы</text:span>»</text:p>
      <text:p text:style-name="P7">ПО ЛАБОРАТОРНОЙ РАБОТЕ №<text:span text:style-name="T4">2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4</text:span>1__________________________Кислицын И.К.</text:p>
      <text:p text:style-name="P9">Проверил преподаватель кафедры ПМиИ _____________________ <text:span text:style-name="T6">Белиц А.Б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6">3</text:span></text:p>
      <text:p text:style-name="P11"><text:soft-page-break/>Задание</text:p>
      <text:p text:style-name="P15"><text:span text:style-name="T8">6 вариант. В</text:span><text:span text:style-name="T7">вести строку символов, состоящую из букв и цифр. Найти максим</text:span><text:span text:style-name="T8">альную</text:span><text:span text:style-name="T7"> цифру и вывести на экран её и её порядковый номер в строке</text:span></text:p>
      <text:p text:style-name="P16"/>
      <text:p text:style-name="P13"><text:span text:style-name="T3">Фрагменты ли</text:span><text:span text:style-name="T5">стинг</text:span><text:span text:style-name="T3">а</text:span></text:p>
      <text:p text:style-name="P19"><text:span text:style-name="T9">.model small</text:span></text:p>
      <text:p text:style-name="P19"><text:span text:style-name="T9">.data</text:span></text:p>
      <text:p text:style-name="P19"><text:span text:style-name="T9"><text:tab/>message db "Hello World! Kilel asks you to enter some data [a-zA-Z0-9]+ $"</text:span></text:p>
      <text:p text:style-name="P19"><text:span text:style-name="T9"><text:tab/>buff db 3600 dup(18)</text:span></text:p>
      <text:p text:style-name="P19"><text:span text:style-name="T9"><text:tab/>maxel db 0</text:span></text:p>
      <text:p text:style-name="P19"><text:span text:style-name="T9">.code</text:span></text:p>
      <text:p text:style-name="P19"><text:span text:style-name="T9"><text:tab/>mov AX, @data</text:span></text:p>
      <text:p text:style-name="P19"><text:span text:style-name="T9"><text:tab/>mov DS, AX</text:span></text:p>
      <text:p text:style-name="P19"><text:span text:style-name="T9"><text:tab/>;message printing</text:span></text:p>
      <text:p text:style-name="P19"><text:span text:style-name="T9"><text:tab/>lea DX, message</text:span></text:p>
      <text:p text:style-name="P19"><text:span text:style-name="T9"><text:tab/>mov AH, 9h</text:span></text:p>
      <text:p text:style-name="P19"><text:span text:style-name="T9"><text:tab/>int 21h</text:span></text:p>
      <text:p text:style-name="P19"><text:span text:style-name="T9"><text:tab/>;\n\r</text:span></text:p>
      <text:p text:style-name="P19"><text:span text:style-name="T9"><text:tab/>mov ah, 02h</text:span></text:p>
      <text:p text:style-name="P19"><text:span text:style-name="T9"><text:tab/>mov dl, 13</text:span></text:p>
      <text:p text:style-name="P19"><text:span text:style-name="T9"><text:tab/>int 21h</text:span></text:p>
      <text:p text:style-name="P19"><text:span text:style-name="T9"><text:tab/>mov dl, 10</text:span></text:p>
      <text:p text:style-name="P19"><text:span text:style-name="T9"><text:tab/>int 21h</text:span></text:p>
      <text:p text:style-name="P19"><text:span text:style-name="T9"><text:tab/>;reading loop</text:span></text:p>
      <text:p text:style-name="P19"><text:span text:style-name="T9"><text:tab/>mov cx, 0</text:span></text:p>
      <text:p text:style-name="P19"><text:span text:style-name="T9"><text:tab/>mov di, 0</text:span></text:p>
      <text:p text:style-name="P19"><text:span text:style-name="T9"><text:tab/>;dx contains value</text:span></text:p>
      <text:p text:style-name="P19"><text:span text:style-name="T9"><text:tab/>mov dl, 10</text:span></text:p>
      <text:p text:style-name="P19"><text:span text:style-name="T9"><text:tab/>mov ah, 01h</text:span></text:p>
      <text:p text:style-name="P19"><text:span text:style-name="T9"><text:tab/>readloop:</text:span></text:p>
      <text:p text:style-name="P19"><text:span text:style-name="T9"><text:tab/><text:tab/>int 21h</text:span></text:p>
      <text:p text:style-name="P19"><text:span text:style-name="T9"><text:tab/><text:tab/>cmp al, 13</text:span></text:p>
      <text:p text:style-name="P19"><text:span text:style-name="T9"><text:tab/><text:tab/>je endread ;if pressed "enter"</text:span></text:p>
      <text:p text:style-name="P19"><text:span text:style-name="T9"><text:tab/><text:tab/>mov buff[di], al ;else</text:span></text:p>
      <text:p text:style-name="P19"><text:span text:style-name="T9"><text:tab/><text:tab/>inc di</text:span></text:p>
      <text:p text:style-name="P19"><text:span text:style-name="T9"><text:tab/><text:tab/>cmp al, 30h ; </text:span><text:span text:style-name="T10">check that it is a number</text:span></text:p>
      <text:p text:style-name="P19"><text:span text:style-name="T9"><text:tab/><text:tab/>jl readloop</text:span></text:p>
      <text:p text:style-name="P19"><text:span text:style-name="T9"><text:tab/><text:tab/>cmp al, 39h</text:span></text:p>
      <text:p text:style-name="P19"><text:span text:style-name="T9"><text:tab/><text:tab/>jg readloop</text:span></text:p>
      <text:p text:style-name="P19"><text:span text:style-name="T9"><text:tab/><text:tab/></text:span><text:span text:style-name="T10">;now it is</text:span></text:p>
      <text:p text:style-name="P19"><text:span text:style-name="T9"><text:tab/><text:tab/>cmp dl, al ;</text:span><text:span text:style-name="T10">compare to max</text:span></text:p>
      <text:p text:style-name="P19"><text:span text:style-name="T9"><text:tab/><text:tab/>jge readloop ;</text:span><text:span text:style-name="T10">if lesser, than max</text:span></text:p>
      <text:p text:style-name="P19"><text:span text:style-name="T9"><text:tab/><text:tab/>mov dl, al </text:span><text:span text:style-name="T10">;else</text:span></text:p>
      <text:p text:style-name="P19"><text:span text:style-name="T9"><text:tab/><text:tab/>jmp readloop</text:span></text:p>
      <text:p text:style-name="P19"><text:span text:style-name="T9"><text:tab/>endread:</text:span></text:p>
      <text:p text:style-name="P19"><text:span text:style-name="T9"><text:tab/></text:span></text:p>
      <text:p text:style-name="P19"><text:span text:style-name="T9"><text:tab/>mov maxel, dl ;</text:span><text:span text:style-name="T10">save max</text:span></text:p>
      <text:p text:style-name="P20"><text:span text:style-name="T9"><text:tab/>mov ah, 02h ;</text:span><text:span text:style-name="T10">prepare output</text:span></text:p>
      <text:p text:style-name="P19"><text:span text:style-name="T9"><text:tab/>mov dl, 13</text:span></text:p>
      <text:p text:style-name="P19"><text:span text:style-name="T9"><text:tab/>int 21h</text:span></text:p>
      <text:p text:style-name="P19"><text:span text:style-name="T9"><text:tab/>mov dl, 10</text:span></text:p>
      <text:p text:style-name="P19"><text:span text:style-name="T9"><text:tab/>int 21h</text:span></text:p>
      <text:p text:style-name="P19"><text:span text:style-name="T9"><text:tab/>mov dl, 3</text:span></text:p>
      <text:p text:style-name="P19"><text:span text:style-name="T9"><text:tab/>int 21h</text:span></text:p>
      <text:p text:style-name="P19"><text:span text:style-name="T9"><text:tab/>mov dl, 13</text:span></text:p>
      <text:p text:style-name="P19"><text:span text:style-name="T9"><text:tab/>int 21h</text:span></text:p>
      <text:p text:style-name="P19"><text:span text:style-name="T9"><text:tab/>mov dl, 10</text:span></text:p>
      <text:p text:style-name="P19"><text:span text:style-name="T9"><text:tab/>int 21h</text:span></text:p>
      <text:p text:style-name="P19"><text:span text:style-name="T9"><text:tab/></text:span></text:p>
      <text:p text:style-name="P19"><text:span text:style-name="T9"><text:tab/>mov cx,di</text:span></text:p>
      <text:p text:style-name="P19"><text:span text:style-name="T9"><text:tab/>mov di,0</text:span></text:p>
      <text:p text:style-name="P19"><text:span text:style-name="T9"><text:tab/>mov si, 0ah ; </text:span><text:span text:style-name="T10">si == 10</text:span></text:p>
      <text:p text:style-name="P19"><text:span text:style-name="T9"><text:tab/>writeloop:</text:span></text:p>
      <text:p text:style-name="P19"><text:span text:style-name="T9"><text:tab/><text:tab/>cmp di, cx ; </text:span><text:span text:style-name="T10">lets find an input number and compare it to the saved one</text:span></text:p>
      <text:p text:style-name="P19"><text:span text:style-name="T9"><text:tab/><text:tab/>je endwrite</text:span></text:p>
      <text:p text:style-name="P19"><text:span text:style-name="T9"><text:tab/><text:tab/>mov dl, buff[di]</text:span></text:p>
      <text:p text:style-name="P19"><text:span text:style-name="T9"><text:tab/><text:tab/>inc di</text:span></text:p>
      <text:p text:style-name="P19"><text:span text:style-name="T9"><text:tab/><text:tab/>cmp maxel, dl</text:span></text:p>
      <text:p text:style-name="P19"><text:span text:style-name="T9"><text:tab/><text:tab/>jne writeloop </text:span></text:p>
      <text:p text:style-name="P19"><text:span text:style-name="T9"><text:tab/><text:tab/></text:span></text:p>
      <text:p text:style-name="P19"><text:span text:style-name="T9"><text:tab/><text:tab/>;</text:span><text:span text:style-name="T10">output di – index of the number;</text:span></text:p>
      <text:p text:style-name="P19"><text:span text:style-name="T9"><text:tab/><text:tab/>mov dx, 0</text:span></text:p>
      <text:p text:style-name="P19"><text:span text:style-name="T9"><text:tab/><text:tab/>mov ax, di</text:span></text:p>
      <text:p text:style-name="P19"><text:span text:style-name="T9"/></text:p>
      <text:p text:style-name="P19"><text:span text:style-name="T9"><text:tab/><text:tab/>div si ; </text:span><text:span text:style-name="T10">find 10^n &gt; di/10</text:span></text:p>
      <text:p text:style-name="P19"><text:span text:style-name="T9"><text:tab/><text:tab/>mov bx, ax</text:span></text:p>
      <text:p text:style-name="P19"><text:span text:style-name="T9"><text:tab/><text:tab/>mov ax, 1</text:span></text:p>
      <text:p text:style-name="P19"><text:span text:style-name="T9"><text:tab/><text:tab/>degtensearch:</text:span></text:p>
      <text:p text:style-name="P19"><text:span text:style-name="T9"><text:tab/><text:tab/><text:tab/>cmp ax, bx</text:span></text:p>
      <text:p text:style-name="P19"><text:span text:style-name="T9"><text:tab/><text:tab/><text:tab/>jg enddts</text:span></text:p>
      <text:p text:style-name="P19"><text:span text:style-name="T9"><text:tab/><text:tab/><text:tab/>mul si</text:span></text:p>
      <text:p text:style-name="P19"><text:span text:style-name="T9"><text:tab/><text:tab/><text:tab/>jmp degtensearch</text:span></text:p>
      <text:p text:style-name="P19"><text:soft-page-break/><text:span text:style-name="T9"><text:tab/><text:tab/>enddts:</text:span></text:p>
      <text:p text:style-name="P19"><text:span text:style-name="T9"><text:tab/><text:tab/></text:span></text:p>
      <text:p text:style-name="P19"><text:span text:style-name="T9"><text:tab/><text:tab/>mov bx, ax</text:span></text:p>
      <text:p text:style-name="P19"><text:span text:style-name="T9"><text:tab/><text:tab/>;bx now contains 10^n, which is lower, than di</text:span></text:p>
      <text:p text:style-name="P19"><text:span text:style-name="T9"><text:tab/><text:tab/>mov ax, di</text:span></text:p>
      <text:p text:style-name="P19"><text:span text:style-name="T9"><text:tab/><text:tab/>mov dx, 0</text:span></text:p>
      <text:p text:style-name="P19"><text:span text:style-name="T9"><text:tab/><text:tab/></text:span></text:p>
      <text:p text:style-name="P19"><text:span text:style-name="T9"><text:tab/><text:tab/>parserloop: </text:span><text:span text:style-name="T10">;divide di on 10^n and, first nubmer and so on.</text:span></text:p>
      <text:p text:style-name="P19"><text:span text:style-name="T9"><text:tab/><text:tab/>div bx</text:span></text:p>
      <text:p text:style-name="P19"><text:span text:style-name="T9"><text:tab/><text:tab/>mov bp, dx</text:span></text:p>
      <text:p text:style-name="P19"><text:span text:style-name="T9"><text:tab/><text:tab/>mov dx, ax</text:span></text:p>
      <text:p text:style-name="P19"><text:span text:style-name="T9"><text:tab/><text:tab/>add dl, 30h</text:span></text:p>
      <text:p text:style-name="P19"><text:span text:style-name="T9"><text:tab/><text:tab/>mov ah, 2</text:span></text:p>
      <text:p text:style-name="P19"><text:span text:style-name="T9"><text:tab/><text:tab/>int 21h</text:span></text:p>
      <text:p text:style-name="P19"><text:span text:style-name="T9"><text:tab/><text:tab/></text:span></text:p>
      <text:p text:style-name="P19"><text:span text:style-name="T9"><text:tab/><text:tab/>mov dx, 0</text:span></text:p>
      <text:p text:style-name="P19"><text:span text:style-name="T9"><text:tab/><text:tab/>mov ax, bx</text:span></text:p>
      <text:p text:style-name="P19"><text:span text:style-name="T9"><text:tab/><text:tab/>div si</text:span></text:p>
      <text:p text:style-name="P19"><text:span text:style-name="T9"><text:tab/><text:tab/>mov bx, ax</text:span></text:p>
      <text:p text:style-name="P19"><text:span text:style-name="T9"><text:tab/><text:tab/>mov ax, bp</text:span></text:p>
      <text:p text:style-name="P19"><text:span text:style-name="T9"><text:tab/><text:tab/>cmp bx, 0</text:span></text:p>
      <text:p text:style-name="P19"><text:span text:style-name="T9"><text:tab/><text:tab/>jne parserloop</text:span></text:p>
      <text:p text:style-name="P19"><text:span text:style-name="T9"><text:tab/><text:tab/>endparser: <text:tab/></text:span></text:p>
      <text:p text:style-name="P19"><text:span text:style-name="T9"><text:tab/><text:tab/>mov ah, 2h </text:span><text:span text:style-name="T10">; space between indexies</text:span></text:p>
      <text:p text:style-name="P19"><text:span text:style-name="T9"><text:tab/><text:tab/>mov dl, 20h</text:span></text:p>
      <text:p text:style-name="P19"><text:span text:style-name="T9"><text:tab/><text:tab/>int 21h</text:span></text:p>
      <text:p text:style-name="P19"><text:span text:style-name="T9"><text:tab/><text:tab/>;end </text:span><text:span text:style-name="T10">of the output of this index</text:span></text:p>
      <text:p text:style-name="P19"><text:span text:style-name="T9"><text:tab/><text:tab/>jmp writeloop</text:span></text:p>
      <text:p text:style-name="P19"><text:span text:style-name="T9"><text:tab/>endwrite:</text:span></text:p>
      <text:p text:style-name="P19"><text:span text:style-name="T9"><text:tab/></text:span></text:p>
      <text:p text:style-name="P19"><text:span text:style-name="T9"><text:tab/>mov ah, 2h</text:span></text:p>
      <text:p text:style-name="P19"><text:span text:style-name="T9"><text:tab/>mov dl, 24</text:span></text:p>
      <text:p text:style-name="P19"><text:span text:style-name="T9"><text:tab/>int 21h</text:span></text:p>
      <text:p text:style-name="P19"><text:span text:style-name="T9"><text:tab/>mov dl, 32</text:span></text:p>
      <text:p text:style-name="P19"><text:span text:style-name="T9"><text:tab/>int 21h</text:span></text:p>
      <text:p text:style-name="P19"><text:span text:style-name="T9"><text:tab/>mov dl, maxel</text:span></text:p>
      <text:p text:style-name="P19"><text:span text:style-name="T9"><text:tab/>int 21h</text:span></text:p>
      <text:p text:style-name="P19"><text:span text:style-name="T9"><text:tab/></text:span></text:p>
      <text:p text:style-name="P19"><text:span text:style-name="T9"><text:tab/>mov ax, 4c00h</text:span></text:p>
      <text:p text:style-name="P19"><text:span text:style-name="T9"><text:tab/>int 21h</text:span></text:p>
      <text:p text:style-name="P19"><text:span text:style-name="T9">end</text:span></text:p>
      <text:p text:style-name="P12"/>
      <text:p text:style-name="P12">Выводы</text:p>
      <text:p text:style-name="P17">В процессе выполнения данной лабораторной работы были получены и усвоены навыки<text:span text:style-name="T10"> простейших програм на ассемблере, обрабатывающих события, связанные с устройствами ввода/вывод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03-07T00:53:42</dc:date>
    <meta:print-date>2011-11-11T08:42:00</meta:print-date>
    <meta:editing-cycles>54</meta:editing-cycles>
    <meta:editing-duration>PT14H50M9S</meta:editing-duration>
    <meta:generator>LibreOffice/3.6$Linux_X86_64 LibreOffice_project/360m1$Build-2</meta:generator>
    <meta:document-statistic meta:table-count="0" meta:image-count="0" meta:object-count="0" meta:page-count="3" meta:paragraph-count="135" meta:word-count="449" meta:character-count="2530" meta:non-whitespace-character-count="2024"/>
    <meta:user-defined meta:name="Поле 1"/>
    <meta:user-defined meta:name="Поле 2"/>
    <meta:user-defined meta:name="Поле 3"/>
    <meta:user-defined meta:name="Поле 4"/>
  </office:meta>
</office:document-meta>
</file>